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8a5b" officeooo:paragraph-rsid="000e8a5b"/>
    </style:style>
    <style:style style:name="P2" style:family="paragraph" style:parent-style-name="Standard">
      <style:text-properties officeooo:paragraph-rsid="000e8a5b"/>
    </style:style>
    <style:style style:name="T1" style:family="text">
      <style:text-properties officeooo:rsid="000e8a5b"/>
    </style:style>
    <style:style style:name="T2" style:family="text">
      <style:text-properties officeooo:rsid="000ecc25"/>
    </style:style>
    <style:style style:name="T3" style:family="text">
      <style:text-properties officeooo:rsid="00107055"/>
    </style:style>
    <style:style style:name="T4" style:family="text">
      <style:text-properties officeooo:rsid="00111b06"/>
    </style:style>
    <style:style style:name="T5" style:family="text">
      <style:text-properties officeooo:rsid="0011f5be"/>
    </style:style>
    <style:style style:name="T6" style:family="text">
      <style:text-properties officeooo:rsid="00125d3c"/>
    </style:style>
    <style:style style:name="T7" style:family="text">
      <style:text-properties officeooo:rsid="0012c7bd"/>
    </style:style>
    <style:style style:name="T8" style:family="text">
      <style:text-properties officeooo:rsid="0013b6a1"/>
    </style:style>
    <style:style style:name="T9" style:family="text">
      <style:text-properties officeooo:rsid="00143e44"/>
    </style:style>
    <style:style style:name="T10" style:family="text">
      <style:text-properties officeooo:rsid="00144fe1"/>
    </style:style>
    <style:style style:name="T11" style:family="text">
      <style:text-properties officeooo:rsid="0014d1d2"/>
    </style:style>
    <style:style style:name="T12" style:family="text">
      <style:text-properties officeooo:rsid="0014e932"/>
    </style:style>
    <style:style style:name="T13" style:family="text">
      <style:text-properties officeooo:rsid="0015e2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<text:span text:style-name="T11">Layer zwischen Anwendungen</text:span></text:p>
      <text:p text:style-name="P2"><text:span text:style-name="T1">→</text:span><text:span text:style-name="T11"> Damit sich der Client und Server untereinander verstehen, unterhalten sie sich</text:span></text:p>
      <text:p text:style-name="P2"><text:tab/><text:span text:style-name="T11">über SOAP- oder REST-Nachrichten.</text:span></text:p>
      <text:p text:style-name="P2"><text:tab/>→<text:span text:style-name="T11"> Der Client sendet Parameter im XML-Format entsprechend der SOAP-Spezifikation.</text:span></text:p>
      <text:p text:style-name="P2"><text:tab/><text:tab/>→<text:span text:style-name="T11"> Durch den Client-Stub werden die Parameter entsprechend der</text:span></text:p>
      <text:p text:style-name="P2"><text:tab/><text:tab/><text:tab/><text:span text:style-name="T11">SOAP-Spezifikation in ein XML-Format umgewandelt.</text:span></text:p>
      <text:p text:style-name="P2"><text:tab/>→<text:span text:style-name="T11"> Der Server entpackt das Paket und führt die </text:span><text:span text:style-name="T12">Anweisungen aus und sendet anschließend,</text:span></text:p>
      <text:p text:style-name="P2"><text:tab/><text:tab/><text:span text:style-name="T12">ebenfalls im XML-Format, eine Nachricht zurück.</text:span></text:p>
      <text:p text:style-name="P2"><text:tab/>→<text:span text:style-name="T12"> SOAP ist dabei das Protokoll, dass die Auswertung der Nachrichten übernimmt.</text:span></text:p>
      <text:p text:style-name="P1"/>
      <text:p text:style-name="P1">- <text:span text:style-name="T13">SOAP</text:span></text:p>
      <text:p text:style-name="P1">→<text:span text:style-name="T13"> Das SOAP-Protokoll wird im http-body implementiert.</text:span></text:p>
      <text:p text:style-name="P1"/>
      <text:p text:style-name="P1">- WSDL</text:p>
      <text:p text:style-name="P1">→ XML-Dokument.</text:p>
      <text:p text:style-name="P1"><text:tab/>→ Beschreibt:</text:p>
      <text:p text:style-name="P1"><text:tab/><text:tab/>→ Zweck des Service</text:p>
      <text:p text:style-name="P1"><text:tab/><text:tab/>→ Wie auf den Service zugegriffen wird</text:p>
      <text:p text:style-name="P1"><text:tab/><text:tab/>→ Wo sich der Service befindet</text:p>
      <text:p text:style-name="P1"><text:tab/>→ Definiert Methoden und Nachrichten in XML-Format.</text:p>
      <text:p text:style-name="P1"/>
      <text:p text:style-name="P1">- <text:span text:style-name="T2">UDDI</text:span></text:p>
      <text:p text:style-name="P1">→<text:span text:style-name="T3"> Um WSDL-Dokumente zu registrieren.</text:span></text:p>
      <text:p text:style-name="P1"><text:tab/>→<text:span text:style-name="T3"> Werden Online in ein Repository gespeichert.</text:span></text:p>
      <text:p text:style-name="P1"><text:tab/>→<text:span text:style-name="T4"> Benutzt von Service Anbieter um ihre Services anzubieten.</text:span></text:p>
      <text:p text:style-name="P1">→<text:span text:style-name="T5"> Clients nutzen </text:span><text:span text:style-name="T6">das</text:span><text:span text:style-name="T5"> Repositor</text:span><text:span text:style-name="T6">y</text:span><text:span text:style-name="T5"> um Web Services zu entdecken und die</text:span></text:p>
      <text:p text:style-name="P1"><text:tab/><text:span text:style-name="T5">WSDL-Dokumente zu lesen.</text:span></text:p>
      <text:p text:style-name="P1">→<text:span text:style-name="T5"> Zugriff auf </text:span><text:span text:style-name="T6">das Repository</text:span><text:span text:style-name="T5"> über SOAP.</text:span></text:p>
      <text:p text:style-name="P1">→<text:span text:style-name="T7"> Webbasierte Dienstleistungen können so in eigene integriert werden.</text:span></text:p>
      <text:p text:style-name="P1">→<text:span text:style-name="T8"> UDDI ist also ein Verzeichnis, über dessen Schnittstelle man mit SOAP</text:span></text:p>
      <text:p text:style-name="P1"><text:tab/><text:span text:style-name="T8">kommunizieren kann.</text:span></text:p>
      <text:p text:style-name="P1"/>
      <text:p text:style-name="P1">- <text:span text:style-name="T9">Es gibt zwei Arten von Web Services</text:span></text:p>
      <text:p text:style-name="P1">→<text:span text:style-name="T9"> SOAP.</text:span></text:p>
      <text:p text:style-name="P1"><text:tab/>→<text:span text:style-name="T9"> Spezifikation: JAX-</text:span><text:span text:style-name="T10">WS.</text:span></text:p>
      <text:p text:style-name="P1">→<text:span text:style-name="T9"> REST.</text:span></text:p>
      <text:p text:style-name="P1"><text:tab/>→<text:span text:style-name="T9"> Spezifikation: JAX-</text:span><text:span text:style-name="T10">RS.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2T13:24:21.489089544</meta:creation-date>
    <meta:generator>LibreOffice/6.4.7.2$Linux_X86_64 LibreOffice_project/40$Build-2</meta:generator>
    <dc:date>2022-09-02T18:02:50.138166710</dc:date>
    <meta:editing-duration>PT3H46M41S</meta:editing-duration>
    <meta:editing-cycles>11</meta:editing-cycles>
    <meta:document-statistic meta:table-count="0" meta:image-count="0" meta:object-count="0" meta:page-count="1" meta:paragraph-count="33" meta:word-count="201" meta:character-count="1334" meta:non-whitespace-character-count="1141"/>
  </office:meta>
</office:document-meta>
</file>